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weight="bold" officeooo:rsid="001a0337" officeooo:paragraph-rsid="001a0337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officeooo:rsid="001a0337" officeooo:paragraph-rsid="003b35c6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officeooo:rsid="001a0337" officeooo:paragraph-rsid="001a0337" style:font-size-asian="10pt" style:font-size-complex="10pt"/>
    </style:style>
    <style:style style:name="P4" style:family="paragraph" style:parent-style-name="Standard">
      <style:text-properties fo:font-size="10pt" officeooo:rsid="001a0337" officeooo:paragraph-rsid="003b35c6" style:font-size-asian="10pt" style:font-size-complex="10pt"/>
    </style:style>
    <style:style style:name="P5" style:family="paragraph" style:parent-style-name="Standard">
      <style:text-properties fo:font-size="10pt" fo:font-style="normal" fo:font-weight="bold" officeooo:rsid="001a0337" officeooo:paragraph-rsid="001a0337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text-properties fo:font-size="10pt" fo:font-style="normal" fo:font-weight="bold" officeooo:rsid="001a0337" officeooo:paragraph-rsid="003b35c6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text-properties fo:font-size="10pt" fo:font-style="normal" fo:font-weight="bold" officeooo:rsid="001a4287" officeooo:paragraph-rsid="001a4287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text-properties fo:font-size="10pt" fo:font-style="normal" fo:font-weight="bold" officeooo:rsid="001a4287" officeooo:paragraph-rsid="003b35c6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text-properties fo:font-size="10pt" fo:font-style="normal" fo:font-weight="bold" officeooo:rsid="001c1cbb" officeooo:paragraph-rsid="001c1cbb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text-properties fo:font-size="10pt" fo:font-style="normal" fo:font-weight="bold" officeooo:rsid="001c1cbb" officeooo:paragraph-rsid="003b35c6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text-properties fo:font-size="10pt" fo:font-style="normal" fo:font-weight="bold" officeooo:rsid="001e25cf" officeooo:paragraph-rsid="001e25cf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text-properties fo:font-size="10pt" fo:font-style="normal" fo:font-weight="bold" officeooo:rsid="001e25cf" officeooo:paragraph-rsid="003b35c6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text-properties fo:font-size="10pt" fo:font-style="normal" fo:font-weight="bold" officeooo:rsid="00226270" officeooo:paragraph-rsid="00226270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fo:font-size="10pt" fo:font-style="normal" fo:font-weight="bold" officeooo:rsid="00226270" officeooo:paragraph-rsid="003b35c6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text-properties fo:font-size="10pt" fo:font-style="normal" fo:font-weight="bold" officeooo:rsid="00229af7" officeooo:paragraph-rsid="00229af7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text-properties fo:font-size="10pt" fo:font-style="normal" fo:font-weight="bold" officeooo:rsid="00229af7" officeooo:paragraph-rsid="003b35c6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fo:font-size="10pt" fo:font-style="normal" fo:font-weight="bold" officeooo:rsid="00246c85" officeooo:paragraph-rsid="00246c85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text-properties fo:font-size="10pt" fo:font-style="normal" fo:font-weight="bold" officeooo:rsid="00246c85" officeooo:paragraph-rsid="003b35c6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text-properties fo:font-size="10pt" fo:font-style="normal" fo:font-weight="bold" officeooo:rsid="0024fe41" officeooo:paragraph-rsid="0024fe41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text-properties fo:font-size="10pt" fo:font-style="normal" fo:font-weight="bold" officeooo:rsid="0024fe41" officeooo:paragraph-rsid="003b35c6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text-properties fo:font-size="10pt" fo:font-style="normal" officeooo:rsid="001a4287" officeooo:paragraph-rsid="001a4287" style:font-size-asian="10pt" style:font-style-asian="normal" style:font-size-complex="10pt" style:font-style-complex="normal"/>
    </style:style>
    <style:style style:name="P22" style:family="paragraph" style:parent-style-name="Standard">
      <style:text-properties fo:font-size="10pt" fo:font-style="normal" officeooo:rsid="001a4287" officeooo:paragraph-rsid="003b35c6" style:font-size-asian="10pt" style:font-style-asian="normal" style:font-size-complex="10pt" style:font-style-complex="normal"/>
    </style:style>
    <style:style style:name="P23" style:family="paragraph" style:parent-style-name="Standard">
      <style:text-properties fo:font-size="10pt" fo:font-style="normal" fo:font-weight="normal" officeooo:rsid="001a4287" officeooo:paragraph-rsid="001a4287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fo:font-size="10pt" fo:font-style="normal" fo:font-weight="normal" officeooo:rsid="001a4287" officeooo:paragraph-rsid="003b35c6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fo:font-size="10pt" fo:font-style="normal" fo:font-weight="normal" officeooo:rsid="001c1cbb" officeooo:paragraph-rsid="001c1cb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fo:font-size="10pt" fo:font-style="normal" fo:font-weight="normal" officeooo:rsid="001c1cbb" officeooo:paragraph-rsid="002a89d3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fo:font-size="10pt" fo:font-style="normal" fo:font-weight="normal" officeooo:rsid="001c1cbb" officeooo:paragraph-rsid="003b35c6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fo:font-size="10pt" fo:font-style="normal" fo:font-weight="normal" officeooo:rsid="001e25cf" officeooo:paragraph-rsid="001e25cf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fo:font-size="10pt" fo:font-style="normal" fo:font-weight="normal" officeooo:rsid="001e25cf" officeooo:paragraph-rsid="002a89d3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fo:font-size="10pt" fo:font-style="normal" fo:font-weight="normal" officeooo:rsid="001e25cf" officeooo:paragraph-rsid="003b35c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text-properties fo:font-size="10pt" fo:font-style="normal" fo:font-weight="normal" officeooo:rsid="00226270" officeooo:paragraph-rsid="00226270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text-properties fo:font-size="10pt" fo:font-style="normal" fo:font-weight="normal" officeooo:rsid="00226270" officeooo:paragraph-rsid="003b35c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text-properties fo:font-size="10pt" fo:font-style="normal" fo:font-weight="normal" officeooo:rsid="00229af7" officeooo:paragraph-rsid="00229af7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text-properties fo:font-size="10pt" fo:font-style="normal" fo:font-weight="normal" officeooo:rsid="00229af7" officeooo:paragraph-rsid="002b6969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text-properties fo:font-size="10pt" fo:font-style="normal" fo:font-weight="normal" officeooo:rsid="00229af7" officeooo:paragraph-rsid="003b35c6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text-properties fo:font-size="10pt" fo:font-style="normal" fo:font-weight="normal" officeooo:rsid="0024fe41" officeooo:paragraph-rsid="0024fe41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text-properties fo:font-size="10pt" fo:font-style="normal" fo:font-weight="normal" officeooo:rsid="0024fe41" officeooo:paragraph-rsid="003b35c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a4287"/>
    </style:style>
    <style:style style:name="T5" style:family="text">
      <style:text-properties style:text-underline-style="none" officeooo:rsid="001c1cbb"/>
    </style:style>
    <style:style style:name="T6" style:family="text">
      <style:text-properties style:text-underline-style="none" officeooo:rsid="001c5df7"/>
    </style:style>
    <style:style style:name="T7" style:family="text">
      <style:text-properties style:text-underline-style="none" officeooo:rsid="001deb30"/>
    </style:style>
    <style:style style:name="T8" style:family="text">
      <style:text-properties style:text-underline-style="none" officeooo:rsid="001e25cf"/>
    </style:style>
    <style:style style:name="T9" style:family="text">
      <style:text-properties style:text-underline-style="none" officeooo:rsid="0024fe41"/>
    </style:style>
    <style:style style:name="T10" style:family="text">
      <style:text-properties style:text-underline-style="none" officeooo:rsid="00268607"/>
    </style:style>
    <style:style style:name="T11" style:family="text">
      <style:text-properties style:text-underline-style="none" officeooo:rsid="00287e30"/>
    </style:style>
    <style:style style:name="T12" style:family="text">
      <style:text-properties style:text-underline-style="none" officeooo:rsid="002f5d16"/>
    </style:style>
    <style:style style:name="T13" style:family="text">
      <style:text-properties style:text-underline-style="none" officeooo:rsid="00313964"/>
    </style:style>
    <style:style style:name="T14" style:family="text">
      <style:text-properties style:text-underline-style="none" officeooo:rsid="0031698d"/>
    </style:style>
    <style:style style:name="T15" style:family="text">
      <style:text-properties style:text-underline-style="none" officeooo:rsid="0032b72f"/>
    </style:style>
    <style:style style:name="T16" style:family="text">
      <style:text-properties style:text-underline-style="none" officeooo:rsid="0035d6cf"/>
    </style:style>
    <style:style style:name="T17" style:family="text">
      <style:text-properties style:text-underline-style="none" officeooo:rsid="003a7f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CM sur <text:span text:style-name="T1">Matilda</text:span></text:p>
      <text:p text:style-name="P3"><text:span text:style-name="T2"/></text:p>
      <text:p text:style-name="P5"><text:span text:style-name="T3">(01</text:span><text:span text:style-name="T4">) Qui est l’auteur de ce livre ?</text:span></text:p>
      <text:p text:style-name="P21"><text:span text:style-name="T3">Roald Dahl / Roald Dal / Rolad Dahl / Roald Dhal </text:span></text:p>
      <text:p text:style-name="P21"><text:span text:style-name="T3"/></text:p>
      <text:p text:style-name="P7"><text:span text:style-name="T3">(02) Comment s’appelle l’héroïne de l’histoire ?</text:span></text:p>
      <text:p text:style-name="P23"><text:span text:style-name="T3">Anémone / Sophie / Matilda / Britney / Louise</text:span></text:p>
      <text:p text:style-name="P23"><text:span text:style-name="T3"/></text:p>
      <text:p text:style-name="P7"><text:span text:style-name="T3">(03) Quelle phrase est-elle juste ?</text:span></text:p>
      <text:p text:style-name="P23"><text:span text:style-name="T3">Le livre a été écrit en français et je l’ai lu en français.</text:span></text:p>
      <text:p text:style-name="P23"><text:span text:style-name="T3">Le livre a été écrit en français et je l’ai lu en anglais.</text:span></text:p>
      <text:p text:style-name="P23"><text:span text:style-name="T3">Le livre a été écrit en anglais et je l’ai lu en français.</text:span></text:p>
      <text:p text:style-name="P23"><text:span text:style-name="T3">Le livre a été écrit en anglais et je l’ai lu en anglais.</text:span></text:p>
      <text:p text:style-name="P23"><text:span text:style-name="T3"/></text:p>
      <text:p text:style-name="P7"><text:span text:style-name="T3">(04) Comment s’appelle le père de l’héroïne ?</text:span></text:p>
      <text:p text:style-name="P23"><text:span text:style-name="T3">Charles Dickens / Charles Verdebois / Charles Pickwik / Victor Hugo</text:span></text:p>
      <text:p text:style-name="P23"><text:span text:style-name="T3"/></text:p>
      <text:p text:style-name="P7"><text:span text:style-name="T3">(05) Que met Anémone dans le pichet d’eau ?</text:span></text:p>
      <text:p text:style-name="P23"><text:span text:style-name="T12">un rat / u</text:span><text:span text:style-name="T3">n triton / une grenouille / un crapaud / une sauterelle</text:span></text:p>
      <text:p text:style-name="P23"><text:span text:style-name="T3"/></text:p>
      <text:p text:style-name="P7"><text:span text:style-name="T3">(06) Le premier livre qu’a lu l’héroïne est…</text:span></text:p>
      <text:p text:style-name="P23"><text:span text:style-name="T3">… </text:span><text:span text:style-name="T2">La Cuisine pour tous</text:span><text:span text:style-name="T3"> / … </text:span><text:span text:style-name="T2">La Cuisine pour vous</text:span><text:span text:style-name="T3"> / … </text:span><text:span text:style-name="T2">La cuisine facile</text:span><text:span text:style-name="T3"> </text:span></text:p>
      <text:p text:style-name="P23"><text:span text:style-name="T3"/></text:p>
      <text:p text:style-name="P7"><text:span text:style-name="T3">(07) La mère de </text:span><text:span text:style-name="T7">l’héroïne</text:span><text:span text:style-name="T3"> joue tous les après-midis…</text:span></text:p>
      <text:p text:style-name="P23"><text:span text:style-name="T3">…au loto / …au tiercé / …aux dominos / …au football / Elle ne joue pas.</text:span></text:p>
      <text:p text:style-name="P23"><text:span text:style-name="T3"/></text:p>
      <text:p text:style-name="P7"><text:span text:style-name="T3">(08) Que fait le père de </text:span><text:span text:style-name="T7">l’héroïne </text:span><text:span text:style-name="T3">aux compteurs des </text:span><text:span text:style-name="T5">voitures d’occasion qu’il achète ?</text:span></text:p>
      <text:p text:style-name="P26"><text:span text:style-name="T3">Il les ramène à zéro. / Il les ramène à moins de vingt mille kilomètres. / Il les jette.</text:span></text:p>
      <text:p text:style-name="P25"><text:span text:style-name="T3"/></text:p>
      <text:p text:style-name="P9"><text:span text:style-name="T3">(09) </text:span><text:span text:style-name="T6">Quelle sorte de </text:span><text:span text:style-name="T7">couvre-chef </text:span><text:span text:style-name="T8">porte le père de l’héroïne ?</text:span></text:p>
      <text:p text:style-name="P29"><text:span text:style-name="T3">une casquette / un béret / un chapeau en tweed plat</text:span></text:p>
      <text:p text:style-name="P28"><text:span text:style-name="T3"/></text:p>
      <text:p text:style-name="P11"><text:span text:style-name="T3">(10) Lorsqu’il surprend sa fille en train de lire « Le Poney Rouge » de Steinbeck, le père…</text:span></text:p>
      <text:p text:style-name="P29"><text:span text:style-name="T3">… le jette au feu. / … en arrache les pages. / … le piétine. / … </text:span><text:span text:style-name="T13">essaie de le brûler.</text:span></text:p>
      <text:p text:style-name="P21"><text:span text:style-name="T4"/></text:p>
      <text:p text:style-name="P13"><text:span text:style-name="T3">(11) Quelle phrase saugrenue répète le perroquet emprunté par l’héroïne ?</text:span></text:p>
      <text:p text:style-name="P31"><text:span text:style-name="T3">« </text:span><text:span text:style-name="T14">Un pour tous, tous pour un. » </text:span><text:span text:style-name="T3">/ « Faites vos jeux. » / « Comptez vos paris. » / « Numérotez vos abattis. »</text:span></text:p>
      <text:p text:style-name="P31"><text:span text:style-name="T3"/></text:p>
      <text:p text:style-name="P15"><text:span text:style-name="T3">(12) </text:span><text:span text:style-name="T11">L’héroïne</text:span><text:span text:style-name="T3"> franchit pour la première fois le seuil de l’école…</text:span></text:p>
      <text:p text:style-name="P33"><text:span text:style-name="T3">… à cinq ans. / … à cinq ans et demi. / … à quatre ans et demi. / … </text:span><text:span text:style-name="T15">à trois ans.</text:span></text:p>
      <text:p text:style-name="P33"><text:span text:style-name="T3"/></text:p>
      <text:p text:style-name="P15"><text:span text:style-name="T3">(13) Quel est le prénom de Mlle Candy ?</text:span></text:p>
      <text:p text:style-name="P34"><text:span text:style-name="T3">Rosie / Matilda / Jennifer / Jenny / Milly</text:span></text:p>
      <text:p text:style-name="P33"><text:span text:style-name="T3"/></text:p>
      <text:p text:style-name="P15"><text:span text:style-name="T3">(14) Le premier jour de classe, Mlle Candy met ses élèves en garde contre Mlle Legourdin. Elle leur conseille…</text:span></text:p>
      <text:p text:style-name="P33"><text:span text:style-name="T3">… de ne pas avoir l’air de comprendre ses questions. / … d’obéir à tous ses ordres. / … de prendre la fuite. / … de ne pas avoir l’air de se poser des questions </text:span><text:span text:style-name="T16">sur le fonctionnement de l’école.</text:span></text:p>
      <text:p text:style-name="P33"><text:span text:style-name="T3"/></text:p>
      <text:p text:style-name="P15"><text:span text:style-name="T3">(15) L’héroïne écrit, dans son quatrain au sujet de Mlle Candy…</text:span></text:p>
      <text:p text:style-name="P34"><text:span text:style-name="T3">… qu’il n’y a pas plus gentille dame. / … qu’il n’y a pas plus joli visage. / … qu’il n’existe pas plus douce voix.</text:span></text:p>
      <text:p text:style-name="P33"><text:span text:style-name="T3"/></text:p>
      <text:p text:style-name="P17"><text:span text:style-name="T3">(16) </text:span><text:span text:style-name="T9">Selon la mère de l’héroïne, à quoi doit songer une petite fille ?</text:span></text:p>
      <text:p text:style-name="P36"><text:span text:style-name="T3">A décrocher un bon mari. / A décrocher une belle situation. / A se faire un tas d’argent.</text:span></text:p>
      <text:p text:style-name="P36"><text:span text:style-name="T3"/></text:p>
      <text:p text:style-name="P19"><text:span text:style-name="T3">(17) Hortense a connu l’expérience de l’</text:span><text:span text:style-name="T2">Etouffoir</text:span><text:span text:style-name="T3">. Qu’avait-elle fait ?</text:span></text:p>
      <text:p text:style-name="P36"><text:span text:style-name="T3">Elle avait tartiné les culottes de la directrice avec du sirop d’érable. / Elle les avait saupoudrées de poil à gratter. / Elle y avait glissé quelques araignées.</text:span></text:p>
      <text:p text:style-name="P36"><text:span text:style-name="T3"/></text:p>
      <text:p text:style-name="P19"><text:span text:style-name="T3">(18) Mlle Candy est pauvre car…</text:span></text:p>
      <text:p text:style-name="P36"><text:span text:style-name="T3">… elle doit nourrir ses vieux parents. / … sa tante lui confisque la plus grande partie de son salaire. / … elle est dépensière.</text:span></text:p>
      <text:p text:style-name="P36"><text:span text:style-name="T3"/></text:p>
      <text:p text:style-name="P19"><text:span text:style-name="T3">(19) Qui est la tante de Mlle Candy ?</text:span></text:p>
      <text:p text:style-name="P36"><text:span text:style-name="T3">La mère d</text:span><text:span text:style-name="T10">e l’héroïne</text:span><text:span text:style-name="T3">. / Mlle Legourdin. / La sorcière du village</text:span></text:p>
      <text:p text:style-name="P36"/>
      <text:p text:style-name="P19"><text:span text:style-name="T3">(20) Mlle Legourdin a commis un crime abominable. Comment le lecteur l’apprend-il ?</text:span></text:p>
      <text:p text:style-name="P36"><text:span text:style-name="T3">Une lettre anonyme circule dans le village. / Une craie, guidée par la volonté de l’héroïne, écrit au tableau la terrible révélation. / Un perroquet entre dans la salle de classe et répète une conversation surprise bien des années auparavant.</text:span></text:p>
      <text:p text:style-name="P2"><text:soft-page-break/>QCM sur <text:span text:style-name="T1">Matilda</text:span></text:p>
      <text:p text:style-name="P4"><text:span text:style-name="T2"/></text:p>
      <text:p text:style-name="P6"><text:span text:style-name="T3">(01</text:span><text:span text:style-name="T4">) Qui est l’auteur de ce livre ?</text:span></text:p>
      <text:p text:style-name="P22"><text:span text:style-name="T3">*Roald Dahl / Roald Dal / Rolad Dahl / Roald Dhal </text:span></text:p>
      <text:p text:style-name="P22"><text:span text:style-name="T3"/></text:p>
      <text:p text:style-name="P8"><text:span text:style-name="T3">(02) Comment s’appelle l’héroïne de l’histoire ?</text:span></text:p>
      <text:p text:style-name="P24"><text:span text:style-name="T3">[Matilda] **Anémone / Sophie / Matilda / Britney / Louise</text:span></text:p>
      <text:p text:style-name="P24"><text:span text:style-name="T3"/></text:p>
      <text:p text:style-name="P8"><text:span text:style-name="T3">(03) Quelle phrase est-elle juste ?</text:span></text:p>
      <text:p text:style-name="P24"><text:span text:style-name="T3">Le livre a été écrit en français et je l’ai lu en français.</text:span></text:p>
      <text:p text:style-name="P24"><text:span text:style-name="T3">Le livre a été écrit en français et je l’ai lu en anglais.</text:span></text:p>
      <text:p text:style-name="P24"><text:span text:style-name="T3">*Le livre a été écrit en anglais et je l’ai lu en français.</text:span></text:p>
      <text:p text:style-name="P24"><text:span text:style-name="T3">Le livre a été écrit en anglais et je l’ai lu en anglais.</text:span></text:p>
      <text:p text:style-name="P24"><text:span text:style-name="T3"/></text:p>
      <text:p text:style-name="P8"><text:span text:style-name="T3">(04) Comment s’appelle le père de l’héroïne ?</text:span></text:p>
      <text:p text:style-name="P24"><text:span text:style-name="T3">**[Henri Verdebois] Charles Dickens / Charles Verdebois / Charles Pickwik / Victor Hugo</text:span></text:p>
      <text:p text:style-name="P24"><text:span text:style-name="T3"/></text:p>
      <text:p text:style-name="P8"><text:span text:style-name="T3">(05) Que met Anémone dans le pichet d’eau ?</text:span></text:p>
      <text:p text:style-name="P24"><text:span text:style-name="T12">un rat / u</text:span><text:span text:style-name="T3">n triton* / une grenouille / un crapaud / une sauterelle</text:span></text:p>
      <text:p text:style-name="P24"><text:span text:style-name="T3"/></text:p>
      <text:p text:style-name="P8"><text:span text:style-name="T3">(06) Le premier livre qu’a lu l’héroïne est…</text:span></text:p>
      <text:p text:style-name="P24"><text:span text:style-name="T3">*… </text:span><text:span text:style-name="T2">La Cuisine pour tous</text:span><text:span text:style-name="T3"> / … </text:span><text:span text:style-name="T2">La Cuisine pour vous</text:span><text:span text:style-name="T3"> / … </text:span><text:span text:style-name="T2">La cuisine facile</text:span><text:span text:style-name="T3"> </text:span></text:p>
      <text:p text:style-name="P24"><text:span text:style-name="T3"/></text:p>
      <text:p text:style-name="P8"><text:span text:style-name="T3">(07) La mère de </text:span><text:span text:style-name="T7">l’héroïne</text:span><text:span text:style-name="T3"> joue tous les après-midis…</text:span></text:p>
      <text:p text:style-name="P24"><text:span text:style-name="T3">*…au loto / …au tiercé / …aux dominos / …au football / Elle ne joue pas.</text:span></text:p>
      <text:p text:style-name="P24"><text:span text:style-name="T3"/></text:p>
      <text:p text:style-name="P8"><text:span text:style-name="T3">(08) Que fait le père de </text:span><text:span text:style-name="T7">l’héroïne </text:span><text:span text:style-name="T3">aux compteurs des </text:span><text:span text:style-name="T5">voitures d’occasion qu’il achète ?</text:span></text:p>
      <text:p text:style-name="P27"><text:span text:style-name="T3">Il les ramène à zéro. / *Il les ramène à moins de vingt mille kilomètres. / Il les jette.</text:span></text:p>
      <text:p text:style-name="P27"><text:span text:style-name="T3"/></text:p>
      <text:p text:style-name="P10"><text:span text:style-name="T3">(09) </text:span><text:span text:style-name="T6">Quelle sorte de </text:span><text:span text:style-name="T7">couvre-chef </text:span><text:span text:style-name="T8">porte le père de l’héroïne ?</text:span></text:p>
      <text:p text:style-name="P30"><text:span text:style-name="T3">une casquette / un béret / *un chapeau en tweed plat</text:span></text:p>
      <text:p text:style-name="P30"><text:span text:style-name="T3"/></text:p>
      <text:p text:style-name="P12"><text:span text:style-name="T3">(10) Lorsqu’il surprend sa fille en train de lire « Le Poney Rouge » de Steinbeck, le père…</text:span></text:p>
      <text:p text:style-name="P30"><text:span text:style-name="T3">… le jette au feu. / *… en arrache les pages. / … le piétine. / … </text:span><text:span text:style-name="T13">essaie de le brûler.</text:span></text:p>
      <text:p text:style-name="P22"><text:span text:style-name="T4"/></text:p>
      <text:p text:style-name="P14"><text:span text:style-name="T3">(11) Quelle phrase saugrenue répète le perroquet emprunté par l’héroïne ?</text:span></text:p>
      <text:p text:style-name="P32"><text:span text:style-name="T3">« </text:span><text:span text:style-name="T14">Un pour tous, tous pour un. » </text:span><text:span text:style-name="T3">/ « Faites vos jeux. » / « Comptez vos paris. » / *« Numérotez vos abattis. »</text:span></text:p>
      <text:p text:style-name="P32"><text:span text:style-name="T3"/></text:p>
      <text:p text:style-name="P16"><text:span text:style-name="T3">(12) </text:span><text:span text:style-name="T11">L’héroïne</text:span><text:span text:style-name="T3"> franchit pour la première fois le seuil de l’école…</text:span></text:p>
      <text:p text:style-name="P35"><text:span text:style-name="T3">… à cinq ans. / *… à cinq ans et demi. / … à quatre ans et demi. / … </text:span><text:span text:style-name="T15">à trois ans.</text:span></text:p>
      <text:p text:style-name="P35"><text:span text:style-name="T3"/></text:p>
      <text:p text:style-name="P16"><text:span text:style-name="T3">(13) Quel est le prénom de Mlle Candy ?</text:span></text:p>
      <text:p text:style-name="P35"><text:span text:style-name="T3">Rosie / Matilda / *Jennifer / Jenny / Milly</text:span></text:p>
      <text:p text:style-name="P35"><text:span text:style-name="T3"/></text:p>
      <text:p text:style-name="P16"><text:span text:style-name="T3">(14) Le premier jour de classe, Mlle Candy met ses élèves en garde contre Mlle Legourdin. Elle leur conseille…</text:span></text:p>
      <text:p text:style-name="P35"><text:span text:style-name="T3">… de ne pas avoir l’air de comprendre ses questions. / *… d’obéir à tous ses ordres. / … de prendre la fuite. / … de ne pas avoir l’air de se poser des questions </text:span><text:span text:style-name="T16">sur le fonctionnement de l’école.</text:span></text:p>
      <text:p text:style-name="P35"><text:span text:style-name="T3"/></text:p>
      <text:p text:style-name="P16"><text:span text:style-name="T3">(15) L’héroïne écrit, dans son quatrain au sujet de Mlle Candy…</text:span></text:p>
      <text:p text:style-name="P35"><text:span text:style-name="T3">… qu’il n’y a pas plus gentille dame. / *… qu’il n’y a pas plus joli visage. / … qu’il n’existe pas plus douce voix.</text:span></text:p>
      <text:p text:style-name="P35"><text:span text:style-name="T3"/></text:p>
      <text:p text:style-name="P18"><text:span text:style-name="T3">(16) </text:span><text:span text:style-name="T9">Selon la mère de l’héroïne, à quoi doit songer une petite fille ?</text:span></text:p>
      <text:p text:style-name="P37"><text:span text:style-name="T3">*A décrocher un bon mari. / A décrocher une belle situation. / A se faire un tas d’argent.</text:span></text:p>
      <text:p text:style-name="P37"><text:span text:style-name="T3"/></text:p>
      <text:p text:style-name="P20"><text:span text:style-name="T3">(17) Hortense a connu l’expérience de l’</text:span><text:span text:style-name="T2">Etouffoir</text:span><text:span text:style-name="T3">. Qu’avait-elle fait ?</text:span></text:p>
      <text:p text:style-name="P37"><text:span text:style-name="T3">Elle avait tartiné les culottes de la directrice avec du sirop d’érable. / *Elle les avait saupoudrées de poil à gratter. / Elle y avait glissé quelques araignées.</text:span></text:p>
      <text:p text:style-name="P37"><text:span text:style-name="T3"/></text:p>
      <text:p text:style-name="P20"><text:span text:style-name="T3">(18) Mlle Candy est pauvre car…</text:span></text:p>
      <text:p text:style-name="P37"><text:span text:style-name="T3">… elle doit nourrir ses vieux parents. / *… sa tante lui confisque la plus grande partie de son salaire. / … elle est dépensière.</text:span></text:p>
      <text:p text:style-name="P37"><text:span text:style-name="T3"/></text:p>
      <text:p text:style-name="P20"><text:span text:style-name="T3">(19) Qui est la tante de Mlle Candy ?</text:span></text:p>
      <text:p text:style-name="P37"><text:span text:style-name="T3">La mère d</text:span><text:span text:style-name="T10">e l’héroïne</text:span><text:span text:style-name="T3">. / *Mlle Legourdin. / La sorcière du village</text:span></text:p>
      <text:p text:style-name="P37"/>
      <text:p text:style-name="P20"><text:span text:style-name="T3">(20) Mlle Legourdin a commis un crime abominable. Comment le lecteur l’apprend-il ?</text:span></text:p>
      <text:p text:style-name="P37"><text:span text:style-name="T3">Une lettre anonyme circule dans le village. / *Une craie, guidée par la volonté de l’héroïne, écrit au tableau la terrible révélation. / Un perroquet entre dans la salle de classe et répète une conversation surprise bien des années auparava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14:25:15.321644590</meta:creation-date>
    <dc:date>2020-11-11T15:03:55.551427712</dc:date>
    <meta:editing-duration>PT27M39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2" meta:paragraph-count="88" meta:word-count="1285" meta:character-count="6542" meta:non-whitespace-character-count="5341"/>
  </office:meta>
</office:document-meta>
</file>